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fo:font-variant="normal" fo:text-transform="none" style:font-name="Times New Roman" fo:font-size="26pt" fo:font-weight="bold" officeooo:rsid="00eaa19a" officeooo:paragraph-rsid="00eaa19a" style:font-name-asian="Microsoft YaHei" style:font-size-asian="14pt" style:font-name-complex="Lucida Sans" style:font-size-complex="14pt"/>
    </style:style>
    <style:style style:name="P2" style:family="paragraph" style:parent-style-name="text" style:list-style-name="L5">
      <style:text-properties officeooo:rsid="00eaa19a" officeooo:paragraph-rsid="00eaa19a"/>
    </style:style>
    <style:style style:name="P3" style:family="paragraph" style:parent-style-name="text" style:list-style-name="L5">
      <style:text-properties officeooo:rsid="00eaa19a" officeooo:paragraph-rsid="00ebfd75"/>
    </style:style>
    <style:style style:name="P4" style:family="paragraph" style:parent-style-name="text" style:list-style-name="L5">
      <style:text-properties officeooo:rsid="00ebfd75" officeooo:paragraph-rsid="00ebfd75"/>
    </style:style>
    <style:style style:name="P5" style:family="paragraph" style:parent-style-name="text" style:list-style-name="L5">
      <style:text-properties fo:font-style="italic" officeooo:rsid="00eaa19a" officeooo:paragraph-rsid="00ebfd75" style:font-style-asian="italic" style:font-style-complex="italic"/>
    </style:style>
    <style:style style:name="P6" style:family="paragraph" style:parent-style-name="text" style:list-style-name="L5">
      <style:text-properties fo:font-style="italic" officeooo:rsid="00ebfd75" officeooo:paragraph-rsid="00ebfd75" style:font-style-asian="italic" style:font-style-complex="italic"/>
    </style:style>
    <style:style style:name="T1" style:family="text">
      <style:text-properties officeooo:rsid="00ebfd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Česká oopezie od konce 1. sv. Války do konce 2. sv. Války</text:p>
      <text:list xml:id="list2170021520" text:style-name="L5">
        <text:list-item>
          <text:p text:style-name="P2">překlady světových děl</text:p>
        </text:list-item>
        <text:list-item>
          <text:p text:style-name="P2">nový umělecký směr: Poetismus</text:p>
        </text:list-item>
        <text:list-item>
          <text:p text:style-name="P2">proletářská poezie</text:p>
          <text:list>
            <text:list-item>
              <text:p text:style-name="P2">všímá si dělníků, kteří pracují rukama (odnáší to fyzicky)</text:p>
            </text:list-item>
            <text:list-item>
              <text:p text:style-name="P2">akcentovat zajímavé prvky (kolektivní cítění; výzvy reforem/revoluce)</text:p>
            </text:list-item>
            <text:list-item>
              <text:p text:style-name="P2">psali ji levicově orientovaní vzdělaní lidé</text:p>
              <text:list>
                <text:list-item>
                  <text:p text:style-name="P2">bojovali za lepší sociální podmínky</text:p>
                </text:list-item>
              </text:list>
            </text:list-item>
            <text:list-item>
              <text:p text:style-name="P2">Jiří Wolker</text:p>
              <text:list>
                <text:list-item>
                  <text:p text:style-name="P2">také psal povídky a pohádky</text:p>
                </text:list-item>
                <text:list-item>
                  <text:p text:style-name="P2">epitaf sám sobě</text:p>
                  <text:list>
                    <text:list-item>
                      <text:p text:style-name="P3">nápis na náhrobk<text:span text:style-name="T1">u</text:span></text:p>
                    </text:list-item>
                  </text:list>
                </text:list-item>
                <text:list-item>
                  <text:p text:style-name="P5"><text:span text:style-name="T1">Host do domu</text:span></text:p>
                  <text:list>
                    <text:list-item>
                      <text:p text:style-name="P3"><text:span text:style-name="T1"><text:s/>báseň Poštovní schránka</text:span></text:p>
                    </text:list-item>
                    <text:list-item>
                      <text:p text:style-name="P4">personifikace, obrazné přirovnání</text:p>
                    </text:list-item>
                    <text:list-item>
                      <text:p text:style-name="P4">krásy všedních věcí</text:p>
                    </text:list-item>
                  </text:list>
                </text:list-item>
                <text:list-item>
                  <text:p text:style-name="P6">Těžká hodina</text:p>
                  <text:list>
                    <text:list-item>
                      <text:p text:style-name="P4">proletářská sbírka</text:p>
                    </text:list-item>
                    <text:list-item>
                      <text:p text:style-name="P4">Sociální balada</text:p>
                      <text:list>
                        <text:list-item>
                          <text:p text:style-name="P4">problémy nejsou dány pochybením ale sociální nerovností</text:p>
                        </text:list-item>
                      </text:list>
                    </text:list-item>
                  </text:list>
                </text:list-item>
                <text:list-item>
                  <text:p text:style-name="P6">Svatý kopeček</text:p>
                  <text:list>
                    <text:list-item>
                      <text:p text:style-name="P4">navrací se k prožitkům návštěv prarodičů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3T19:36:35.122000000</meta:creation-date>
    <dc:date>2020-09-21T11:13:23.805528788</dc:date>
    <meta:editing-duration>P3DT8H16M3S</meta:editing-duration>
    <meta:editing-cycles>78</meta:editing-cycles>
    <meta:generator>LibreOffice/6.4.5.2$Linux_X86_64 LibreOffice_project/40$Build-2</meta:generator>
    <meta:document-statistic meta:table-count="0" meta:image-count="0" meta:object-count="0" meta:page-count="1" meta:paragraph-count="22" meta:word-count="115" meta:character-count="663" meta:non-whitespace-character-count="590"/>
  </office:meta>
</office:document-meta>
</file>